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697" officeooo:paragraph-rsid="000f4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ujicob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5:51:25.879219961</meta:creation-date>
    <dc:date>2022-04-28T15:51:59.563260482</dc:date>
    <meta:editing-duration>PT3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7.2$Linux_X86_64 LibreOffice_project/40$Build-2</meta:generator>
  </office:meta>
</office:document-meta>
</file>